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edInvocationTests.buildValidStatic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ordedInvocationTests.staticInvocatio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Tests.instanceInvocatio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dInvoc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ordedInvocationTests.buildValidInstance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ordedInvocationTests.staticInvocationShouldThrowWhen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